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9*"/>
    </style:style>
    <style:style style:name="Table1.B" style:family="table-column">
      <style:table-column-properties style:column-width="0.556cm" style:rel-column-width="2793*"/>
    </style:style>
    <style:style style:name="Table1.C" style:family="table-column">
      <style:table-column-properties style:column-width="0.557cm" style:rel-column-width="2801*"/>
    </style:style>
    <style:style style:name="Table1.E" style:family="table-column">
      <style:table-column-properties style:column-width="0.566cm" style:rel-column-width="2846*"/>
    </style:style>
    <style:style style:name="Table1.F" style:family="table-column">
      <style:table-column-properties style:column-width="0.547cm" style:rel-column-width="2748*"/>
    </style:style>
    <style:style style:name="Table1.G" style:family="table-column">
      <style:table-column-properties style:column-width="0.575cm" style:rel-column-width="2890*"/>
    </style:style>
    <style:style style:name="Table1.H" style:family="table-column">
      <style:table-column-properties style:column-width="0.538cm" style:rel-column-width="2704*"/>
    </style:style>
    <style:style style:name="Table1.I" style:family="table-column">
      <style:table-column-properties style:column-width="0.584cm" style:rel-column-width="2934*"/>
    </style:style>
    <style:style style:name="Table1.J" style:family="table-column">
      <style:table-column-properties style:column-width="0.529cm" style:rel-column-width="2660*"/>
    </style:style>
    <style:style style:name="Table1.L" style:family="table-column">
      <style:table-column-properties style:column-width="0.423cm" style:rel-column-width="2128*"/>
    </style:style>
    <style:style style:name="Table1.M" style:family="table-column">
      <style:table-column-properties style:column-width="0.702cm" style:rel-column-width="3529*"/>
    </style:style>
    <style:style style:name="Table1.N" style:family="table-column">
      <style:table-column-properties style:column-width="0.531cm" style:rel-column-width="2668*"/>
    </style:style>
    <style:style style:name="Table1.O" style:family="table-column">
      <style:table-column-properties style:column-width="0.609cm" style:rel-column-width="3059*"/>
    </style:style>
    <style:style style:name="Table1.P" style:family="table-column">
      <style:table-column-properties style:column-width="0.504cm" style:rel-column-width="2535*"/>
    </style:style>
    <style:style style:name="Table1.Q" style:family="table-column">
      <style:table-column-properties style:column-width="0.617cm" style:rel-column-width="3103*"/>
    </style:style>
    <style:style style:name="Table1.R" style:family="table-column">
      <style:table-column-properties style:column-width="0.496cm" style:rel-column-width="2491*"/>
    </style:style>
    <style:style style:name="Table1.S" style:family="table-column">
      <style:table-column-properties style:column-width="0.61cm" style:rel-column-width="3067*"/>
    </style:style>
    <style:style style:name="Table1.T" style:family="table-column">
      <style:table-column-properties style:column-width="0.503cm" style:rel-column-width="2527*"/>
    </style:style>
    <style:style style:name="Table1.U" style:family="table-column">
      <style:table-column-properties style:column-width="0.716cm" style:rel-column-width="360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G4" style:family="table-cell">
      <style:table-cell-properties style:vertical-align="middle" fo:background-color="#ffffff" fo:padding-left="0.123cm" fo:padding-right="0.123cm" fo:padding-top="0cm" fo:padding-bottom="0cm" fo:border-left="none" fo:border-right="none" fo:border-top="none" fo:border-bottom="0.018cm solid #000000" style:writing-mode="lr-tb">
        <style:background-image/>
      </style:table-cell-properties>
    </style:style>
    <style:style style:name="Table1.H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I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Heading_20_1">
      <style:paragraph-properties fo:line-height="150%" fo:break-before="page"/>
      <style:text-properties fo:font-size="14pt" style:font-size-asian="14pt"/>
    </style:style>
    <style:style style:name="P18" style:family="paragraph" style:parent-style-name="Text_20_body_20_indent">
      <style:paragraph-properties fo:line-height="150%"/>
    </style:style>
    <style:style style:name="P19" style:family="paragraph" style:parent-style-name="Standard">
      <style:paragraph-properties fo:margin-left="0cm" fo:margin-right="0cm" fo:line-height="150%" fo:text-align="justify" style:justify-single-word="false" fo:text-indent="1.249cm" style:auto-text-indent="fals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Standard" style:list-style-name="L3">
      <style:paragraph-properties fo:margin-left="0cm" fo:margin-right="0cm" fo:line-height="150%" fo:text-align="justify" style:justify-single-word="false" fo:text-indent="1.249cm" style:auto-text-indent="false"/>
    </style:style>
    <style:style style:name="P22" style:family="paragraph" style:parent-style-name="Heading_20_1">
      <style:paragraph-properties fo:break-before="page"/>
      <style:text-properties fo:font-size="14pt" style:font-size-asian="14pt" style:font-weight-complex="bold"/>
    </style:style>
    <style:style style:name="P23" style:family="paragraph" style:parent-style-name="Standard" style:list-style-name="L4">
      <style:paragraph-properties fo:line-height="150%" fo:text-align="justify" style:justify-single-word="false"/>
    </style:style>
    <style:style style:name="P24" style:family="paragraph" style:parent-style-name="Standard">
      <style:paragraph-properties fo:line-height="150%" fo:text-align="justify" style:justify-single-word="false"/>
      <style:text-properties fo:language="pt" fo:country="BR"/>
    </style:style>
    <style:style style:name="P25" style:family="paragraph" style:parent-style-name="Standard" style:list-style-name="L5">
      <style:paragraph-properties fo:line-height="150%" fo:text-align="justify" style:justify-single-word="false"/>
      <style:text-properties fo:language="pt" fo:country="BR"/>
    </style:style>
    <style:style style:name="P26" style:family="paragraph" style:parent-style-name="Heading_20_6">
      <style:paragraph-properties fo:line-height="150%" style:snap-to-layout-grid="false"/>
    </style:style>
    <style:style style:name="P27" style:family="paragraph" style:parent-style-name="Contents_20_1">
      <style:paragraph-properties style:snap-to-layout-grid="false"/>
      <style:text-properties fo:language="pt" fo:country="BR"/>
    </style:style>
    <style:style style:name="P28" style:family="paragraph" style:parent-style-name="Standard">
      <style:paragraph-properties fo:line-height="150%" fo:text-align="center" style:justify-single-word="false" style:snap-to-layout-grid="false"/>
      <style:text-properties fo:language="pt" fo:country="BR"/>
    </style:style>
    <style:style style:name="P29" style:family="paragraph" style:parent-style-name="Standard">
      <style:paragraph-properties fo:line-height="150%" fo:text-align="center" style:justify-single-word="false" style:snap-to-layout-grid="false"/>
    </style:style>
    <style:style style:name="P30" style:family="paragraph" style:parent-style-name="Contents_20_1">
      <style:paragraph-properties style:snap-to-layout-grid="false"/>
    </style:style>
    <style:style style:name="P31" style:family="paragraph" style:parent-style-name="Standard">
      <style:paragraph-properties fo:line-height="150%" fo:text-align="center" style:justify-single-word="false" style:snap-to-layout-grid="false"/>
      <style:text-properties fo:color="#ffffff" fo:language="pt" fo:country="BR"/>
    </style:style>
    <style:style style:name="P32" style:family="paragraph" style:parent-style-name="Heading_20_1">
      <style:paragraph-properties fo:margin-top="4.022cm" fo:margin-bottom="0cm"/>
      <style:text-properties fo:font-size="14pt" style:font-size-asian="14pt"/>
    </style:style>
    <style:style style:name="P33" style:family="paragraph" style:parent-style-name="Heading_20_1">
      <style:paragraph-properties fo:margin-top="4.022cm" fo:margin-bottom="0cm" fo:break-before="page"/>
      <style:text-properties fo:font-size="14pt" style:font-size-asian="14pt"/>
    </style:style>
    <style:style style:name="T1" style:family="text">
      <style:text-properties fo:text-transform="uppercase" fo:font-size="14pt" style:font-size-asian="14pt"/>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style:font-name="Times New Roman" fo:font-style="normal" style:font-style-asian="normal"/>
    </style:style>
    <style:style style:name="T5" style:family="text">
      <style:text-properties style:font-name="Times New Roman" fo:font-style="normal" fo:font-weight="normal" style:font-style-asian="normal" style:font-weight-asian="normal"/>
    </style:style>
    <style:style style:name="T6" style:family="text">
      <style:text-properties fo:font-style="italic" style:font-style-asian="italic" style:font-style-complex="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Desenvolvimento de uma Biblioteca que Auxilie no<text:line-break/>Desenvolvimento de Novos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Motivação .........................................................................................................................5</text:p>
      <text:p text:style-name="P7">Objetivos ...........................................................................................................................9</text:p>
      <text:p text:style-name="P7">Metodologia ....................................................................................................................10</text:p>
      <text:p text:style-name="P7">Cronograma ....................................................................................................................11</text:p>
      <text:p text:style-name="P7">Bibliografia......................................................................................................................12</text:p>
      <text:p text:style-name="P7"/>
      <text:p text:style-name="P7"/>
      <text:p text:style-name="P7"/>
      <text:p text:style-name="P7"/>
      <text:p text:style-name="P7"/>
      <text:p text:style-name="P7"/>
      <text:p text:style-name="P7"/>
      <text:p text:style-name="P7"/>
      <text:p text:style-name="P7"/>
      <text:p text:style-name="P7"/>
      <text:h text:style-name="P9" text:outline-level="1"><text:span text:style-name="T1">D</text:span><text:span text:style-name="T2">ados</text:span><text:span text:style-name="T1"> </text:span><text:span text:style-name="T2">de </text:span><text:span text:style-name="T1">i</text:span><text:span text:style-name="T2">dentificação</text:span></text:h>
      <text:p text:style-name="P7"/>
      <text:p text:style-name="P7"/>
      <text:h text:style-name="P10" text:outline-level="4">Área de Estudo: Emuladores</text:h>
      <text:p text:style-name="P11"/>
      <text:h text:style-name="P12" text:outline-level="4"><text:span text:style-name="T3">Título provisório do trabalho</text:span>: Desenvolvimento de uma Biblioteca que Auxilie no Desenvolvimento de Novos Emuladores</text:h>
      <text:p text:style-name="P13"/>
      <text:h text:style-name="P14" text:outline-level="2"><text:span text:style-name="T4">Orientador(a)</text:span><text:span text:style-name="T5">: Delfim Luiz Torok</text:span></text:h>
      <text:p text:style-name="P7"/>
      <text:h text:style-name="P14" text:outline-level="2"><text:span text:style-name="T4">Identificação do aluno</text:span><text:span text:style-name="T5">:</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17" text:outline-level="1">Resumo</text:h>
      <text:p text:style-name="P7"/>
      <text:p text:style-name="P7"/>
      <text:p text:style-name="P18">Com o crescimento do mercado de dispositivos portáveis, do aumento do número de video-games e do consumo de ferramentas de virualização, o uso de emuladores tem crescido e se tornado imprescindível no mercado atual.</text:p>
      <text:p text:style-name="P18"/>
      <text:p text:style-name="P18">No entanto, o desenvolvimento de novos emuladores ainda é feito de modo “aventureiro”. Não existe um conjunto de ferramentas nem de regras para este desenvolvimento e, assim, muitas vezes os programadores são obrigados a “reinventar a roda” a cada novo emulador, e a gastar meses em tarefas repetitivas e trabalhosas que não terão resultado para o usuário final.</text:p>
      <text:p text:style-name="P18"/>
      <text:p text:style-name="P18">Assim, este trabalho objetiva suprir esta necessidade, através do desenvolvimento de ferramentas e bibliotecas que auxiliem neste desenvolvimento e facilitem a vida do programador, tornando seu trabalho mais simples, mais rápido e, desta forma, mais rentável.</text:p>
      <text:h text:style-name="P17" text:outline-level="1">Motivação</text:h>
      <text:p text:style-name="P7"/>
      <text:p text:style-name="P7"/>
      <text:p text:style-name="P19">Um emulador é um programa de computador que simula o comportamento de uma arquitetura computacional, de modo que um software escrito para uma plataforma possa ser executado em outra. A <text:span text:style-name="T6">British Computer Society</text:span> dá a seguinte definição: “Emulação é uma forma precisa de simulação que imita exatamente o comportamento ou as circunstâncias que se estão simulando. Um emulador permite que um tipo de computador opere como se fosse um tipo diferente de computador.”<text:note text:id="ftn1" text:note-class="footnote"><text:note-citation>1</text:note-citation><text:note-body><text:p text:style-name="Footnote">Arnold Burdett, Diana Burkhardt, John Cushion, Aline Cumming, Alan Hunter, Frank</text:p><text:p text:style-name="Footnote"><text:s text:c="5"/>Hurvid, Thomas Ng, Tim Reeve, John Southall, Brian Jackson, John Jaworski and</text:p><text:p text:style-name="Footnote"><text:s text:c="5"/>Graham Rogers, The British Computer Society - A Glossary of Computing Terms</text:p><text:p text:style-name="Footnote"><text:s text:c="5"/>(Ninth Edition), pp. 30-31, Longman, 1998</text:p></text:note-body></text:note></text:p>
      <text:p text:style-name="P19"/>
      <text:p text:style-name="P19">Neste respeito, um emulador lembra bastante uma máquina virtual como a máquina virtual do Java, o JVM<text:note text:id="ftn2" text:note-class="footnote"><text:note-citation>2</text:note-citation><text:note-body><text:p text:style-name="Footnote">Java Virtual Machine</text:p></text:note-body></text:note>. No caso do java, o código java é compilado para um <text:span text:style-name="T6">bytecode</text:span> independente de sistema operacional, que não será executado diretamente mas rodado através de um interpretador. Um emulador funciona de forma semelhante, com a diferença que ele não busca interpretar um código <text:span text:style-name="T6">bytecode</text:span> de uma linguagem criada especificamente para um interpretador, mas sim um código executável escrito para uma plataforma existente, diferente daquela na qual se está usando o emulador.</text:p>
      <text:p text:style-name="P19"/>
      <text:p text:style-name="P19">Um exemplo de emulador é o Basilisk II<text:note text:id="ftn3" text:note-class="footnote"><text:note-citation>3</text:note-citation><text:note-body><text:p text:style-name="Footnote">http://basilisk.cebix.net/</text:p></text:note-body></text:note>. O Basilisk II é um emulador que emula um Apple Macintosh da série 680x0 em uma série de plataformas e sistemas operacionais diferentes, como Windows, Linux, BeOS, MacOS X e Playstation. Desta forma, é possível utilizar um PC rodando Windows como se fosse um Macintosh rodando o sistema operacional MacOS 8. Mas é claro que, para isto, o usuário deve possuir o MacOS 8 – o emulador emula apenas o hardware, não o software.</text:p>
      <text:p text:style-name="P19"/>
      <text:p text:style-name="P19">Os emuladores são usados para diferentes fins hoje em dia:</text:p>
      <text:p text:style-name="P19"/>
      <text:list text:style-name="L2">
        <text:list-item>
          <text:p text:style-name="P20">Uma das principais utilidades dos emuladores é facilitar o desenvolvimento de programas para plataformas que não possuem um compilador, ou nas quais seria muito difícil o desenvolvimento. Exemplo disto são dispositivos móveis como <text:span text:style-name="T6">handhelds</text:span> e celulares, ou então dispositivos limitados como video-games. Neste caso, os emuladores geralmente são distribuídos pelos próprios fabricantes dos aparelhos.</text:p>
        </text:list-item>
        <text:list-item>
          <text:p text:style-name="P20">Os emuladores também são úteis para se usar aplicações em uma plataforma diferente da que se está sendo executada. Assim, um usuário pode utilizar um software escrito para Windows em seu Mac. Um exemplo deste tipo de emulador é o Virtual PC<text:note text:id="ftn4" text:note-class="footnote"><text:note-citation>4</text:note-citation><text:note-body><text:p text:style-name="Footnote">http://www.microsoft.com/mac/products/virtualpc/virtualpc.aspx</text:p></text:note-body></text:note>, da Microsoft, ou o QEMU<text:note text:id="ftn5" text:note-class="footnote"><text:note-citation>5</text:note-citation><text:note-body><text:p text:style-name="Footnote">http://fabrice.bellard.free.fr/qemu/</text:p></text:note-body></text:note>, um emulador livre.</text:p>
        </text:list-item>
        <text:list-item>
          <text:p text:style-name="P20">Um terceiro uso que vem crescendo muito é o uso de emuladores para se emular a própria plataforma onde o emulador está rodando. Para este tipo de emulação geralmente se usa uma técnica chamada de virtualização, onde muitas das instruções não precisam ser interpretadas, mas podem ser executadas diretamente, resultando assim numa maior velocidade. Isto é útil para se executar programas que rodem em sistemas operacionais diferentes (por exemplo, um usuário pode executar programas para Linux estando dentro do Windows). Exemplos deste tipo de software são o VMWare<text:note text:id="ftn6" text:note-class="footnote"><text:note-citation>6</text:note-citation><text:note-body><text:p text:style-name="Footnote">http://www.vmware.com/</text:p></text:note-body></text:note> e o QEMU usando o módulo acelerador<text:note text:id="ftn7" text:note-class="footnote"><text:note-citation>7</text:note-citation><text:note-body><text:p text:style-name="Footnote">http://fabrice.bellard.free.fr/qemu/qemu-accel.html</text:p></text:note-body></text:note>.</text:p>
          <text:p text:style-name="P20"/>
        </text:list-item>
      </text:list>
      <text:p text:style-name="P19">O desenvolvimento de um novo emulador é feito de forma modular. O desenvolvedor que está escrevendo o emulador precisa conhecer muito bem a plataforma de origem (a que está se tentando emular), bem como ter um bom conhecimento da plataforma de destino (onde o emulador será usado). É necessário desenvolver a emulação de cada um dos componentes da plataforma de origem. Isto significa que o programador deve desenvolver um módulo que emule uma CPU, um módulo que emule a placa de vídeo, um módulo que emule a memória, e assim por diante. Depois, estes módulos são colocados todos juntos, resultando assim na emulação da plataforma completa.</text:p>
      <text:p text:style-name="P19"/>
      <text:p text:style-name="P19">É importante notar que o programador não precisa necessariamente ter conhecimento interno dos componentes que se deseja emular. A preocupação dele não é com o funcionamento interno do componente, mas sim com seu comportamento. Se um programador desenvolver a emulação da operação ADD (soma) de um certo microprocessador, ele não precisa conhecer a forma como isto é feito internamente pelo chip, mas sim saber que se inserir na CPU a instrução equivalente à soma acrescentado de dois números , o resultado será armazenar a soma destes em um determinado registrador, gastando N ciclos de <text:span text:style-name="T6">clock</text:span>.</text:p>
      <text:p text:style-name="P19"/>
      <text:p text:style-name="P19">O desenvolvimento de um emulador pode ser uma tarefa desafiadora, e em geral os desenvolvedores são obrigados a encarar uma série de dificuldades, tais como:</text:p>
      <text:p text:style-name="P19"/>
      <text:list text:style-name="L3">
        <text:list-item>
          <text:p text:style-name="P21">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text:p>
        </text:list-item>
        <text:list-item>
          <text:p text:style-name="P21">O programador precisa não apenas conhecer a plataforma de origem (que se vai emular) mas também a de destino (onde o emulador será executado), resultando assim no dobro de pesquisa.</text:p>
        </text:list-item>
        <text:list-item>
          <text:p text:style-name="P21">Como muitas das atividades que o emulador executa na plataforma de destino não são padronizadas, geralmente o emulador não é portável, a não ser que o programador mantenha a portabilidade em mente desde o início.</text:p>
        </text:list-item>
        <text:list-item>
          <text:p text:style-name="P21">Existem certas operações que são padrão para todos os emuladores. Por exemplo, todos os computadores acessam algum tipo de memória RAM, e praticamente todos tem uma saída para vídeo. Assim, o programador é obrigado a “reinventar a roda” a cada novo emulador.</text:p>
        </text:list-item>
        <text:list-item>
          <text:p text:style-name="P21">Muitas tarefas são necessárias para o programador mas serão desnecessárias para o usuário final. Por exemplo, o programador é obrigado a criar algum tipo de <text:span text:style-name="T6">debugger</text:span><text:span text:style-name="T6"><text:note text:id="ftn8" text:note-class="footnote"><text:note-citation>8</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6">debugger</text:span> pode ser, às vezes, tão ou mais complexo que o desenvolvimento do próprio microprocessador.</text:p>
        </text:list-item>
        <text:list-item>
          <text:p text:style-name="P21">Muitos algoritmos são padrão para a maioria dos emuladores, mas precisam ser reimplementados para cada emuladores. Exemplo disso é o uso de filtros gráficos, que permitem que o usuário tenha uma visão melhorada da saída de vídeo da plataforma que está sendo emulada (no caso de emuladores de <text:span text:style-name="T6">handhelds</text:span>, por exemplo, o usuário muitas vezes vai querer que a saída de vídeo do emulador seja maior do que a saída de vídeo do próprio <text:span text:style-name="T6">handheld</text:span>).</text:p>
        </text:list-item>
      </text:list>
      <text:p text:style-name="P19"/>
      <text:p text:style-name="P19">É a estes problemas que este trabalho se dirige, buscando uma forma de identificar as tarefas que são padrão para todos os emuladores, e desenvolvendo ferramentas e uma biblioteca que padronizem e facilitem este desenvolvimento.</text:p>
      <text:h text:style-name="P22" text:outline-level="1">Objetivos</text:h>
      <text:p text:style-name="P3"/>
      <text:p text:style-name="P7"/>
      <text:p text:style-name="P7">Objetivo geral: Buscar formas de facilitar a programação de emuladores através do desenvolvimento de uma ferramenta que permita a compilação dos componentes em módulos independentes, e de uma biblioteca que unifique as atividades padrão de um emulador e que faça a ligação entre estes módulos independentes.</text:p>
      <text:p text:style-name="P7"/>
      <text:p text:style-name="P7">Objetivos específicos</text:p>
      <text:list text:style-name="L4">
        <text:list-item>
          <text:p text:style-name="P23">Identificar a problemática existente no desenvolvimento atual de emuladores.</text:p>
        </text:list-item>
        <text:list-item>
          <text:p text:style-name="P23">Identificar quais são os tipos mais comuns de componentes, e criar uma metodologia para que seu desenvolvimento aconteça de forma padronizada, permitindo assim o uso destes componentes em outros emuladores sem modificações.</text:p>
        </text:list-item>
        <text:list-item>
          <text:p text:style-name="P23">Desenvolver uma ferramenta que enforce a metodologia citada acima, na forma de um programa que compile (fazendo uso de um compilador existente) e analise o arquivo gerado, verificando se está dentro da metodologia estabelecida.</text:p>
        </text:list-item>
        <text:list-item>
          <text:p text:style-name="P23">Identificar quais são as atividades padrão de um emulador, que poderiam ser unificadas através do desenvolvimento de uma biblioteca compartilhada.</text:p>
        </text:list-item>
        <text:list-item>
          <text:p text:style-name="P23">Desenvolver a biblioteca acima citada, fazendo com que ela una os módulos desenvolvidos através das ferramentas.</text:p>
        </text:list-item>
      </text:list>
      <text:h text:style-name="P17" text:outline-level="1">Metodologia</text:h>
      <text:p text:style-name="P7"/>
      <text:p text:style-name="P7"/>
      <text:p text:style-name="P18">Primeiramente serão estudadas as dificuldades existentes no desenvolvimento atual de emuladores, bem como quais são as tarefas padrão de um emulador que poderiam ser unificadas através do desenvolvimento de uma biblioteca. Será feito também um estudo dos principais tipos de componente e das diferenças e semelhanças entre estes tipos.</text:p>
      <text:p text:style-name="P18"/>
      <text:p text:style-name="P18">A partir daí, uma metodologia de desenvolvimento de componentes será criada e formalizada, de modo a refletir a pesquisa realizada.</text:p>
      <text:p text:style-name="P18"/>
      <text:p text:style-name="P18">A partir das pesquisas e da metodologia desenvolvida, será dado o início ao desenvolvimento das ferramentas e da biblioteca. Concomitantemente com isto, será desenvolvido um emulador de uma plataforma relativamente simples, de modo a verificar a validade do trabalho e estudar formas de melhoria.</text:p>
      <text:p text:style-name="P18"/>
      <text:p text:style-name="P18">Por fim, será elaborado um roteiro de desenvolvimento para a programação de emuladores usando a biblioteca, bem como uma documentação, de modo que outros programadores possam fazer uso da ferramenta.</text:p>
      <text:h text:style-name="P17" text:outline-level="1">Cronograma</text:h>
      <text:p text:style-name="P7"/>
      <text:p text:style-name="P7"/>
      <text:p text:style-name="P24">As fases deste projeto serão divididas nas etapas que seguem. As mesmas serão dispostas na tabela abaixo de acordo com a numeração de cada etapa.</text:p>
      <text:p text:style-name="P24"/>
      <text:list text:style-name="L5">
        <text:list-item>
          <text:p text:style-name="P25">Pesquisa dos problemas existentes no desenvolvimento de emuladores, das tarefas padrão dos emuladores, e dos tipos de componentes.</text:p>
        </text:list-item>
        <text:list-item>
          <text:p text:style-name="P25">Formalização da metodologia de desenvolvimento.</text:p>
        </text:list-item>
        <text:list-item>
          <text:p text:style-name="P25">Desenvolvimento das ferramentas e da biblioteca.</text:p>
        </text:list-item>
        <text:list-item>
          <text:p text:style-name="P25">Elaboração do trabalho de Conclusão I.</text:p>
        </text:list-item>
        <text:list-item>
          <text:p text:style-name="P25">Desenvolvimento de um emulador, para testar a biblioteca.</text:p>
        </text:list-item>
        <text:list-item>
          <text:p text:style-name="P25">Melhorias e ajustes nas ferramentas e na biblioteca.</text:p>
        </text:list-item>
        <text:list-item>
          <text:p text:style-name="P25">Elaboração do roteiro de desenvolvimento e documentação da biblioteca.</text:p>
        </text:list-item>
        <text:list-item>
          <text:p text:style-name="P25">Elaboração do Trabalho de Conclusão II.</text:p>
        </text:list-item>
      </text:list>
      <text:p text:style-name="P2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G"/>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26" text:outline-level="6"/>
          </table:table-cell>
          <table:table-cell table:style-name="Table1.A1" table:number-columns-spanned="10" office:value-type="string">
            <text:h text:style-name="P26"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26"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26" text:outline-level="6">Etapas</text:h>
          </table:table-cell>
          <table:table-cell table:style-name="Table1.B2" table:number-columns-spanned="10" office:value-type="string">
            <text:h text:style-name="P26"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26"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27"/>
          </table:table-cell>
          <table:table-cell table:style-name="Table1.A3" table:number-columns-spanned="2" office:value-type="string">
            <text:p text:style-name="P28">ago</text:p>
          </table:table-cell>
          <table:covered-table-cell/>
          <table:table-cell table:style-name="Table1.A3" table:number-columns-spanned="2" office:value-type="string">
            <text:p text:style-name="P28">set</text:p>
          </table:table-cell>
          <table:covered-table-cell/>
          <table:table-cell table:style-name="Table1.A3" table:number-columns-spanned="2" office:value-type="string">
            <text:p text:style-name="P28">out</text:p>
          </table:table-cell>
          <table:covered-table-cell/>
          <table:table-cell table:style-name="Table1.A3" table:number-columns-spanned="2" office:value-type="string">
            <text:p text:style-name="P28">nov</text:p>
          </table:table-cell>
          <table:covered-table-cell/>
          <table:table-cell table:style-name="Table1.A3" table:number-columns-spanned="2" office:value-type="string">
            <text:p text:style-name="P29">dez</text:p>
          </table:table-cell>
          <table:covered-table-cell/>
          <table:table-cell table:style-name="Table1.A3" table:number-columns-spanned="2" office:value-type="string">
            <text:p text:style-name="P29">fev</text:p>
          </table:table-cell>
          <table:covered-table-cell/>
          <table:table-cell table:style-name="Table1.A3" table:number-columns-spanned="2" office:value-type="string">
            <text:p text:style-name="P29">mar</text:p>
          </table:table-cell>
          <table:covered-table-cell/>
          <table:table-cell table:style-name="Table1.A3" table:number-columns-spanned="2" office:value-type="string">
            <text:p text:style-name="P29">abr</text:p>
          </table:table-cell>
          <table:covered-table-cell/>
          <table:table-cell table:style-name="Table1.A3" table:number-columns-spanned="2" office:value-type="string">
            <text:p text:style-name="P29">mai</text:p>
          </table:table-cell>
          <table:covered-table-cell/>
          <table:table-cell table:style-name="Table1.T3" table:number-columns-spanned="2" office:value-type="string">
            <text:p text:style-name="P29">jun</text:p>
          </table:table-cell>
          <table:covered-table-cell/>
        </table:table-row>
        <table:table-row>
          <table:table-cell table:style-name="Table1.A3" office:value-type="string">
            <text:p text:style-name="P30">1</text:p>
          </table:table-cell>
          <table:table-cell table:style-name="Table1.B4" office:value-type="string">
            <text:p text:style-name="P31"/>
          </table:table-cell>
          <table:table-cell table:style-name="Table1.C4" office:value-type="string">
            <text:p text:style-name="P31"/>
          </table:table-cell>
          <table:table-cell table:style-name="Table1.D4" office:value-type="string">
            <text:p text:style-name="P28"/>
          </table:table-cell>
          <table:table-cell table:style-name="Table1.C4" office:value-type="string">
            <text:p text:style-name="P28"/>
          </table:table-cell>
          <table:table-cell table:style-name="Table1.B4" office:value-type="string">
            <text:p text:style-name="P28"/>
          </table:table-cell>
          <table:table-cell table:style-name="Table1.G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2</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G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3</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4</text:p>
          </table:table-cell>
          <table:table-cell table:style-name="Table1.H4" office:value-type="string">
            <text:p text:style-name="P28"/>
          </table:table-cell>
          <table:table-cell table:style-name="Table1.I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5</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6</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7</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8</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U4" office:value-type="string">
            <text:p text:style-name="P28"/>
          </table:table-cell>
        </table:table-row>
      </table:table>
      <text:h text:style-name="P32" text:outline-level="1"/>
      <text:h text:style-name="P33" text:outline-level="1">Bibliografia</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x="10.426cm" svg:y="-0.005cm" fo:min-width="0.041cm" draw:z-index="10"><draw:text-box fo:min-height="0.37cm"><text:p text:style-name="Header"><text:span text:style-name="Page_20_Number"><text:page-number text:select-page="current">12</text:page-number></text:span></text:p></draw:text-box></draw:frame></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8-06T10:22:59</dc:date>
    <meta:print-date>2001-08-21T04:59:00</meta:print-date>
    <dc:language>pt-BR</dc:language>
    <meta:editing-cycles>21</meta:editing-cycles>
    <meta:editing-duration>PT2H55M45S</meta:editing-duration>
    <meta:user-defined meta:name="Info 1"/>
    <meta:user-defined meta:name="Info 2"/>
    <meta:user-defined meta:name="Info 3"/>
    <meta:user-defined meta:name="Info 4"/>
    <meta:document-statistic meta:table-count="1" meta:image-count="0" meta:object-count="0" meta:page-count="12" meta:paragraph-count="112" meta:word-count="1754" meta:character-count="12172"/>
  </office:meta>
</office:document-meta>
</file>